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stroke-dash="_32__20_Dots_20_1_20_Dash" svg:stroke-width="0.035cm" svg:stroke-color="#b4c7dc" draw:marker-start="" draw:marker-start-width="0.252cm" draw:marker-start-center="false" draw:marker-end="" draw:marker-end-width="0.252cm" draw:marker-end-center="false" draw:fill="none" draw:fill-color="#ffffff" draw:textarea-horizontal-align="justify" fo:min-height="5.089cm" fo:padding-top="0.142cm" fo:padding-bottom="0.142cm" fo:padding-left="0.267cm" fo:padding-right="0.267cm" draw:shadow="hidden" draw:shadow-offset-x="0.2cm" draw:shadow-offset-y="0.2cm" draw:shadow-color="#808080"/>
    </style:style>
    <style:style style:name="gr2" style:family="graphic" style:parent-style-name="objectwithoutfill">
      <style:graphic-properties svg:stroke-color="#999999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objectwithoutfill">
      <style:graphic-properties svg:stroke-color="#b2b2b2" draw:fill="none" draw:textarea-vertical-align="middle"/>
    </style:style>
    <style:style style:name="gr5" style:family="graphic" style:parent-style-name="standard">
      <style:graphic-properties draw:stroke="none" draw:stroke-dash="_32__20_Dots_20_1_20_Dash" svg:stroke-width="0.035cm" svg:stroke-color="#b4c7dc" draw:marker-start-width="0.252cm" draw:marker-end-width="0.252cm" draw:fill="none" draw:fill-color="#ffffff" fo:min-height="5.089cm" fo:padding-top="0.142cm" fo:padding-bottom="0.142cm" fo:padding-left="0.267cm" fo:padding-right="0.267cm"/>
    </style:style>
    <style:style style:name="gr6" style:family="graphic" style:parent-style-name="standard">
      <style:graphic-properties draw:stroke="dash" draw:stroke-dash="Ultrafine_20_2_20_Dots_20_3_20_Dashes" svg:stroke-width="0.053cm" svg:stroke-color="#780373" draw:marker-start-width="0.279cm" draw:marker-end-width="0.279cm" draw:fill="none" draw:textarea-horizontal-align="justify" draw:textarea-vertical-align="middle" draw:auto-grow-height="false" fo:min-height="4.798cm" fo:min-width="8.348cm" fo:padding-top="0.151cm" fo:padding-bottom="0.151cm" fo:padding-left="0.276cm" fo:padding-right="0.276cm"/>
    </style:style>
    <style:style style:name="gr7" style:family="graphic" style:parent-style-name="standard">
      <style:graphic-properties svg:stroke-width="0.035cm" svg:stroke-color="#a1467e" draw:marker-start-width="0.252cm" draw:marker-end-width="0.252cm" draw:fill="solid" draw:fill-color="#f7d1d5" draw:textarea-horizontal-align="justify" draw:textarea-vertical-align="middle" draw:auto-grow-height="false" fo:min-height="1.851cm" fo:min-width="7.001cm" fo:padding-top="0.142cm" fo:padding-bottom="0.142cm" fo:padding-left="0.267cm" fo:padding-right="0.267cm" fo:wrap-option="no-wrap"/>
    </style:style>
    <style:style style:name="gr8" style:family="graphic" style:parent-style-name="standard">
      <style:graphic-properties draw:stroke="none" draw:fill-color="#f6f9d4" draw:textarea-horizontal-align="justify" draw:textarea-vertical-align="top" draw:auto-grow-height="false" fo:min-height="4.05cm" fo:min-width="7.6cm"/>
    </style:style>
    <style:style style:name="gr9" style:family="graphic" style:parent-style-name="standard">
      <style:graphic-properties draw:stroke="none" draw:fill-color="#e8f2a1" draw:textarea-horizontal-align="justify" draw:textarea-vertical-align="middle" draw:auto-grow-height="false" fo:min-height="2.15cm" fo:min-width="6.5cm"/>
    </style:style>
    <style:style style:name="gr10" style:family="graphic" style:parent-style-name="objectwithoutfill">
      <style:graphic-properties svg:stroke-color="#ff0000" draw:marker-start="Circle" draw:marker-end="Half_20_Arrow_20_Left" draw:marker-end-width="0.3cm" draw:fill="none" draw:textarea-vertical-align="middle"/>
    </style:style>
    <style:style style:name="gr11" style:family="graphic" style:parent-style-name="standard">
      <style:graphic-properties draw:stroke="dash" draw:stroke-dash="Ultrafine_20_2_20_Dots_20_3_20_Dashes" svg:stroke-width="0.053cm" svg:stroke-color="#780373" draw:marker-start-width="0.279cm" draw:marker-end-width="0.279cm" svg:stroke-opacity="100%" draw:fill="none" draw:textarea-horizontal-align="justify" draw:textarea-vertical-align="middle" draw:auto-grow-height="false" fo:min-height="4.798cm" fo:min-width="8.348cm" fo:padding-top="0.151cm" fo:padding-bottom="0.151cm" fo:padding-left="0.276cm" fo:padding-right="0.276cm"/>
    </style:style>
    <style:style style:name="gr12" style:family="graphic" style:parent-style-name="standard">
      <style:graphic-properties svg:stroke-width="0.035cm" svg:stroke-color="#a1467e" draw:marker-start-width="0.252cm" draw:marker-end-width="0.252cm" draw:fill="solid" draw:fill-color="#f7d1d5" draw:textarea-horizontal-align="justify" draw:textarea-vertical-align="middle" draw:auto-grow-height="false" fo:min-height="0.417cm" fo:min-width="2.967cm" fo:padding-top="0.142cm" fo:padding-bottom="0.142cm" fo:padding-left="0.267cm" fo:padding-right="0.267cm" fo:wrap-option="no-wrap"/>
    </style:style>
    <style:style style:name="gr13" style:family="graphic" style:parent-style-name="standard">
      <style:graphic-properties draw:stroke="none" draw:fill-color="#f6f9d4" draw:textarea-horizontal-align="justify" draw:textarea-vertical-align="top" draw:auto-grow-height="false" fo:min-height="1.95cm" fo:min-width="7.6cm"/>
    </style:style>
    <style:style style:name="gr14" style:family="graphic" style:parent-style-name="standard">
      <style:graphic-properties draw:stroke="none" draw:fill-color="#e8f2a1" draw:textarea-horizontal-align="justify" draw:textarea-vertical-align="middle" draw:auto-grow-height="false" fo:min-height="0.75cm" fo:min-width="6.5cm"/>
    </style:style>
    <style:style style:name="gr15" style:family="graphic" style:parent-style-name="standard">
      <style:graphic-properties draw:stroke="none" svg:stroke-color="#000000" draw:fill="none" draw:fill-color="#ffd7d7" fo:min-height="0.395cm"/>
    </style:style>
    <style:style style:name="gr16" style:family="graphic" style:parent-style-name="standard">
      <style:graphic-properties draw:stroke="none" draw:fill-color="#f6f9d4" draw:textarea-horizontal-align="justify" draw:textarea-vertical-align="top" draw:auto-grow-height="false" fo:min-height="0.75cm" fo:min-width="7.6cm"/>
    </style:style>
    <style:style style:name="gr17" style:family="graphic" style:parent-style-name="standard">
      <style:graphic-properties draw:stroke="none" draw:fill-color="#ffffff" draw:opacity="66%" draw:textarea-horizontal-align="justify" draw:textarea-vertical-align="middle" draw:auto-grow-height="false" fo:min-height="15.95cm" fo:min-width="17.4cm"/>
    </style:style>
    <style:style style:name="P1" style:family="paragraph">
      <style:paragraph-properties fo:margin-left="0cm" fo:margin-right="0cm" fo:margin-top="0cm" fo:margin-bottom="0cm" fo:line-height="2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style:text-outline="false" style:text-line-through-style="none" style:text-line-through-type="none" style:font-name="Consolas" fo:font-size="6pt" fo:font-style="normal" fo:text-shadow="none" style:text-underline-style="none" fo:font-weight="normal" style:letter-kerning="true" style:font-name-asian="ＭＳ Ｐ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Consolas"/>
    </style:style>
    <style:style style:name="P5" style:family="paragraph">
      <style:paragraph-properties fo:line-height="200%"/>
      <style:text-properties style:use-window-font-color="true"/>
    </style:style>
    <style:style style:name="P6" style:family="paragraph">
      <loext:graphic-properties draw:fill="none" draw:fill-color="#ffffff"/>
      <style:paragraph-properties fo:line-height="200%"/>
      <style:text-properties style:use-window-font-color="true" style:font-name="Consolas" fo:font-size="6pt"/>
    </style:style>
    <style:style style:name="P7" style:family="paragraph">
      <style:paragraph-properties fo:text-align="center"/>
      <style:text-properties fo:background-color="transparent"/>
    </style:style>
    <style:style style:name="P8" style:family="paragraph">
      <loext:graphic-properties draw:fill="solid" draw:fill-color="#f7d1d5"/>
      <style:paragraph-properties fo:text-align="center"/>
      <style:text-properties style:font-name="DejaVu Sans" fo:font-size="14pt" fo:background-color="transparent"/>
    </style:style>
    <style:style style:name="P9" style:family="paragraph">
      <style:paragraph-properties fo:text-align="start"/>
      <style:text-properties style:font-name="DejaVu Sans" fo:font-size="10pt"/>
    </style:style>
    <style:style style:name="P10" style:family="paragraph">
      <loext:graphic-properties draw:fill-color="#f6f9d4"/>
      <style:paragraph-properties fo:text-align="start"/>
      <style:text-properties style:font-name="DejaVu Sans" fo:font-size="10pt"/>
    </style:style>
    <style:style style:name="P11" style:family="paragraph">
      <loext:graphic-properties draw:fill-color="#e8f2a1"/>
      <style:paragraph-properties fo:text-align="start"/>
      <style:text-properties style:font-name="DejaVu Sans" fo:font-size="10pt"/>
    </style:style>
    <style:style style:name="P12" style:family="paragraph">
      <style:paragraph-properties fo:text-align="center"/>
      <style:text-properties fo:font-size="10pt" fo:background-color="transparent"/>
    </style:style>
    <style:style style:name="P13" style:family="paragraph">
      <loext:graphic-properties draw:fill="solid" draw:fill-color="#f7d1d5"/>
      <style:paragraph-properties fo:text-align="center"/>
      <style:text-properties style:font-name="DejaVu Sans" fo:font-size="10pt" fo:background-color="transparent"/>
    </style:style>
    <style:style style:name="P14" style:family="paragraph">
      <style:text-properties fo:color="#bf0041" fo:font-size="10pt"/>
    </style:style>
    <style:style style:name="P15" style:family="paragraph">
      <loext:graphic-properties draw:fill="none" draw:fill-color="#ffd7d7"/>
      <style:text-properties fo:color="#bf0041" fo:font-size="10pt"/>
    </style:style>
    <style:style style:name="P16" style:family="paragraph">
      <loext:graphic-properties draw:fill-color="#ffffff" draw:opacity="66%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onsolas" fo:font-size="6pt" fo:font-style="normal" fo:text-shadow="none" style:text-underline-style="none" fo:font-weight="normal" style:letter-kerning="true" style:font-name-asian="ＭＳ Ｐ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nsolas"/>
    </style:style>
    <style:style style:name="T3" style:family="text">
      <style:text-properties style:font-name="Consolas" fo:font-size="6pt"/>
    </style:style>
    <style:style style:name="T4" style:family="text">
      <style:text-properties fo:font-variant="normal" fo:text-transform="none" style:text-outline="false" style:text-line-through-style="none" style:text-line-through-type="none" style:font-name="Consolas" fo:font-size="6pt" fo:font-style="normal" fo:text-shadow="none" style:text-underline-style="none" fo:font-weight="normal" style:letter-kerning="true" style:font-name-asian="ＭＳ Ｐ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" fo:font-size="18pt" style:font-size-asian="18pt" style:font-size-complex="18pt"/>
    </style:style>
    <style:style style:name="T6" style:family="text">
      <style:text-properties style:font-name="DejaVu Sans" fo:font-size="12pt" style:font-size-asian="12pt" style:font-size-complex="12pt"/>
    </style:style>
    <style:style style:name="T7" style:family="text">
      <style:text-properties fo:color="#ff0000" style:font-name="DejaVu Sans"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font-size-asian="14pt" style:font-size-complex="14pt"/>
    </style:style>
    <style:style style:name="T9" style:family="text">
      <style:text-properties fo:color="#999999" style:font-size-asian="14pt" style:font-size-complex="14pt"/>
    </style:style>
    <style:style style:name="T10" style:family="text">
      <style:text-properties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7.2cm" svg:height="5.373cm" svg:x="3cm" svg:y="4.4cm">
          <draw:text-box>
            <text:p text:style-name="P1"><text:span text:style-name="T1">blah blah blah</text:span></text:p>
            <text:p text:style-name="P1"><text:span text:style-name="T1">blah blah blah blah blah blah blah blah blah blah</text:span></text:p>
            <text:p text:style-name="P1"><text:span text:style-name="T1">blah blah blah blah blah blah blah blah</text:span></text:p>
            <text:p text:style-name="P1"><text:span text:style-name="T1">blah blah blah blah blah blah blah blah</text:span></text:p>
            <text:p text:style-name="P1"><text:span text:style-name="T1">blah blah blah blah</text:span></text:p>
            <text:p text:style-name="P1"><text:span text:style-name="T1">blah blah blah blah blah blah</text:span></text:p>
            <text:p text:style-name="P1"><text:span text:style-name="T1">blah blah blah blah blah blah blah blah blah</text:span></text:p>
            <text:p text:style-name="P1"><text:span text:style-name="T1">blah blah blah blah blah blah </text:span></text:p>
            <text:p text:style-name="P1"><text:span text:style-name="T1">blah blah blah blah </text:span></text:p>
            <text:p text:style-name="P1"><text:span text:style-name="T1">blah blah blah blah blah blah </text:span></text:p>
            <text:p text:style-name="P1"><text:span text:style-name="T1">blah blah blah blah blah blah blah blah blah blah </text:span></text:p>
            <text:p text:style-name="P1"><text:span text:style-name="T1">blah blah blah blah blah blah blah blah </text:span></text:p>
          </draw:text-box>
        </draw:frame>
        <draw:line draw:style-name="gr2" draw:text-style-name="P3" draw:layer="layout" svg:x1="2.8cm" svg:y1="2.9cm" svg:x2="2.8cm" svg:y2="25.4cm">
          <text:p/>
        </draw:line>
        <draw:line draw:style-name="gr2" draw:text-style-name="P3" draw:layer="layout" svg:x1="2.8cm" svg:y1="2.9cm" svg:x2="10.9cm" svg:y2="2.9cm">
          <text:p/>
        </draw:line>
        <draw:frame draw:style-name="gr3" draw:text-style-name="P4" draw:layer="layout" svg:width="8.42cm" svg:height="0.962cm" svg:x="3.18cm" svg:y="3.238cm">
          <draw:text-box>
            <text:p><text:span text:style-name="T2">my_large_log.log</text:span></text:p>
          </draw:text-box>
        </draw:frame>
        <draw:line draw:style-name="gr4" draw:text-style-name="P3" draw:layer="layout" svg:x1="10.9cm" svg:y1="2.9cm" svg:x2="10.9cm" svg:y2="23.3cm">
          <text:p/>
        </draw:line>
        <draw:frame draw:style-name="gr5" draw:text-style-name="P6" draw:layer="layout" svg:width="7.2cm" svg:height="5.373cm" svg:x="3cm" svg:y="9.527cm">
          <draw:text-box>
            <text:p text:style-name="P5"><text:span text:style-name="T3">blah blah blah</text:span></text:p>
            <text:p text:style-name="P5"><text:span text:style-name="T4">blah blah blah blah blah blah blah blah blah</text:span><text:span text:style-name="T3"> blah</text:span></text:p>
            <text:p text:style-name="P5"><text:span text:style-name="T4">blah blah blah blah blah blah</text:span><text:span text:style-name="T3"> blah blah</text:span></text:p>
            <text:p text:style-name="P5"><text:span text:style-name="T4">blah blah blah blah blah blah</text:span><text:span text:style-name="T3"> blah blah</text:span></text:p>
            <text:p text:style-name="P5"><text:span text:style-name="T4">blah blah</text:span><text:span text:style-name="T3"> blah blah</text:span></text:p>
            <text:p text:style-name="P5"><text:span text:style-name="T4">blah blah blah blah</text:span><text:span text:style-name="T3"> blah blah</text:span></text:p>
            <text:p text:style-name="P5"><text:span text:style-name="T4">blah blah blah blah blah blah blah blah blah</text:span></text:p>
            <text:p text:style-name="P5"><text:span text:style-name="T4">blah blah blah blah blah blah </text:span></text:p>
            <text:p text:style-name="P5"><text:span text:style-name="T4">blah blah blah blah </text:span></text:p>
            <text:p text:style-name="P5"><text:span text:style-name="T4">blah blah blah blah blah blah </text:span></text:p>
            <text:p text:style-name="P5"><text:span text:style-name="T4">blah blah blah blah blah blah blah blah blah blah </text:span></text:p>
            <text:p text:style-name="P5"><text:span text:style-name="T4">blah blah blah blah blah blah blah blah </text:span></text:p>
          </draw:text-box>
        </draw:frame>
        <draw:frame draw:style-name="gr5" draw:text-style-name="P6" draw:layer="layout" svg:width="7.2cm" svg:height="5.373cm" svg:x="3cm" svg:y="14.6cm">
          <draw:text-box>
            <text:p text:style-name="P5"><text:span text:style-name="T3">blah blah blah</text:span></text:p>
            <text:p text:style-name="P5"><text:span text:style-name="T4">blah blah blah blah blah blah blah blah blah</text:span><text:span text:style-name="T3"> blah</text:span></text:p>
            <text:p text:style-name="P5"><text:span text:style-name="T4">blah blah blah blah blah blah</text:span><text:span text:style-name="T3"> blah blah</text:span></text:p>
            <text:p text:style-name="P5"><text:span text:style-name="T4">blah blah blah blah blah blah</text:span><text:span text:style-name="T3"> blah blah</text:span></text:p>
            <text:p text:style-name="P5"><text:span text:style-name="T4">blah blah</text:span><text:span text:style-name="T3"> blah blah</text:span></text:p>
            <text:p text:style-name="P5"><text:span text:style-name="T4">blah blah blah blah</text:span><text:span text:style-name="T3"> blah blah</text:span></text:p>
            <text:p text:style-name="P5"><text:span text:style-name="T4">blah blah blah blah blah blah blah blah blah</text:span></text:p>
            <text:p text:style-name="P5"><text:span text:style-name="T4">blah blah blah blah blah blah </text:span></text:p>
            <text:p text:style-name="P5"><text:span text:style-name="T4">blah blah blah blah </text:span></text:p>
            <text:p text:style-name="P5"><text:span text:style-name="T4">blah blah blah blah blah blah </text:span></text:p>
            <text:p text:style-name="P5"><text:span text:style-name="T4">blah blah blah blah blah blah blah blah blah blah </text:span></text:p>
            <text:p text:style-name="P5"><text:span text:style-name="T4">blah blah blah blah blah blah blah blah </text:span></text:p>
          </draw:text-box>
        </draw:frame>
        <draw:custom-shape draw:style-name="gr6" draw:text-style-name="P3" draw:layer="layout" svg:width="8.9cm" svg:height="5.1cm" svg:x="2.4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7.5cm" svg:height="2.1cm" svg:x="11.6cm" svg:y="2.2cm">
          <text:p text:style-name="P7"><text:span text:style-name="T5">chunk</text:span></text:p>
          <text:p text:style-name="P7"><text:span text:style-name="T6">(default = </text:span><text:span text:style-name="T7">about</text:span><text:span text:style-name="T6"> 256Kbytes)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8.905479269431 24879.58115183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8.1cm" svg:height="4.3cm" svg:x="11.7cm" svg:y="4.9cm">
          <text:p text:style-name="P9"><text:span text:style-name="T8">on one thread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7cm" svg:height="2.4cm" svg:x="12.2cm" svg:y="6.2cm">
          <text:p text:style-name="P9"><text:span text:style-name="T8">string yourProcessingFunc(lineInfo)</text:span></text:p>
          <text:p text:style-name="P9"><text:span text:style-name="T9">{</text:span></text:p>
          <text:p text:style-name="P9"><text:span text:style-name="T9"><text:s text:c="4"/></text:span><text:span text:style-name="T9">return blah;</text:span></text:p>
          <text:p text:style-name="P9"><text:span text:style-name="T9">}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8.3cm" svg:y1="6.1cm" svg:x2="12.2cm" svg:y2="6.4cm">
          <text:p/>
        </draw:line>
        <draw:line draw:style-name="gr10" draw:text-style-name="P3" draw:layer="layout" svg:x1="6.2cm" svg:y1="6.5cm" svg:x2="12.2cm" svg:y2="6.6cm">
          <text:p/>
        </draw:line>
        <draw:line draw:style-name="gr10" draw:text-style-name="P3" draw:layer="layout" svg:x1="7.1cm" svg:y1="6.9cm" svg:x2="12.2cm" svg:y2="6.8cm">
          <text:p/>
        </draw:line>
        <draw:custom-shape draw:style-name="gr11" draw:text-style-name="P3" draw:layer="layout" svg:width="8.9cm" svg:height="5.1cm" svg:x="2.4cm" svg:y="9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5cm" svg:height="0.7cm" svg:x="11.9cm" svg:y="9.9cm">
          <text:p text:style-name="P12"><text:span text:style-name="T10">another chunk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474.03598971722 13496.14835948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0" draw:layer="layout" svg:width="8.1cm" svg:height="2.2cm" svg:x="11.7cm" svg:y="10.9cm">
          <text:p text:style-name="P9"><text:span text:style-name="T8">on another thread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7cm" svg:height="1cm" svg:x="12.3cm" svg:y="11.6cm">
          <text:p text:style-name="P9"><text:span text:style-name="T8">yourProcessingFunc(lineInfo)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8.9cm" svg:height="5.1cm" svg:x="2.4cm" svg:y="14.8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4.8cm" svg:height="0.645cm" svg:x="11.7cm" svg:y="5.5cm">
          <draw:text-box>
            <text:p text:style-name="P14">for each lines, sequentially</text:p>
          </draw:text-box>
        </draw:frame>
        <draw:custom-shape draw:style-name="gr12" draw:text-style-name="P13" draw:layer="layout" svg:width="3.5cm" svg:height="0.7cm" svg:x="11.8cm" svg:y="14.9cm">
          <text:p text:style-name="P12"><text:span text:style-name="T10"/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474.03598971722 13496.14835948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0" draw:layer="layout" svg:width="8.1cm" svg:height="1cm" svg:x="11.8cm" svg:y="16cm">
          <text:p text:style-name="P9"><text:span text:style-name="T8"/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7.9cm" svg:height="16.2cm" svg:x="2.1cm" svg:y="9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Half_20_Arrow_20_Left" draw:display-name="Half Arrow Left" svg:viewBox="-10 0 10 15" svg:d="M0 0zM-5 0l-5 15h5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3T18:51:44.622000000</meta:creation-date>
    <meta:editing-duration>PT21H1M28S</meta:editing-duration>
    <meta:editing-cycles>3</meta:editing-cycles>
    <meta:generator>LibreOffice/6.1.2.1$Windows_X86_64 LibreOffice_project/65905a128db06ba48db947242809d14d3f9a93fe</meta:generator>
    <dc:date>2020-09-06T15:58:12.757000000</dc:date>
    <meta:document-statistic meta:object-count="23"/>
  </office:meta>
</office:document-meta>
</file>